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7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daef67d"/>
    </style:style>
    <style:style style:name="P39" style:family="paragraph" style:parent-style-name="Standard">
      <style:paragraph-properties fo:text-align="center" style:justify-single-word="false"/>
      <style:text-properties officeooo:paragraph-rsid="0db0d4d1"/>
    </style:style>
    <style:style style:name="P40" style:family="paragraph" style:parent-style-name="Standard">
      <style:paragraph-properties fo:text-align="center" style:justify-single-word="false"/>
      <style:text-properties officeooo:paragraph-rsid="0cc5fe5b"/>
    </style:style>
    <style:style style:name="P41" style:family="paragraph" style:parent-style-name="Standard">
      <style:paragraph-properties fo:text-align="center" style:justify-single-word="false"/>
      <style:text-properties officeooo:paragraph-rsid="0d1ec96e"/>
    </style:style>
    <style:style style:name="P42" style:family="paragraph" style:parent-style-name="Standard">
      <style:paragraph-properties fo:text-align="center" style:justify-single-word="false"/>
      <style:text-properties officeooo:paragraph-rsid="0d804757"/>
    </style:style>
    <style:style style:name="P43" style:family="paragraph" style:parent-style-name="Standard">
      <style:paragraph-properties fo:text-align="center" style:justify-single-word="false"/>
      <style:text-properties officeooo:paragraph-rsid="0dce9327"/>
    </style:style>
    <style:style style:name="P44" style:family="paragraph" style:parent-style-name="Standard">
      <style:paragraph-properties fo:text-align="center" style:justify-single-word="false"/>
      <style:text-properties officeooo:paragraph-rsid="103fc298"/>
    </style:style>
    <style:style style:name="P45" style:family="paragraph" style:parent-style-name="Standard">
      <style:paragraph-properties fo:text-align="center" style:justify-single-word="false"/>
      <style:text-properties officeooo:paragraph-rsid="10411e41"/>
    </style:style>
    <style:style style:name="P46" style:family="paragraph" style:parent-style-name="Footnote">
      <style:text-properties officeooo:paragraph-rsid="0f92b562"/>
    </style:style>
    <style:style style:name="P47" style:family="paragraph" style:parent-style-name="Standard">
      <style:text-properties officeooo:paragraph-rsid="0f9ce6c3"/>
    </style:style>
    <style:style style:name="P48" style:family="paragraph" style:parent-style-name="Standard">
      <style:text-properties officeooo:paragraph-rsid="0f9ee08e"/>
    </style:style>
    <style:style style:name="P4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0" style:family="paragraph" style:parent-style-name="Standard">
      <style:text-properties officeooo:paragraph-rsid="1044b2e0"/>
    </style:style>
    <style:style style:name="P51" style:family="paragraph" style:parent-style-name="Footnote">
      <style:text-properties officeooo:paragraph-rsid="102c1a0f"/>
    </style:style>
    <style:style style:name="P52" style:family="paragraph" style:parent-style-name="Standard">
      <style:text-properties officeooo:paragraph-rsid="1090da41"/>
    </style:style>
    <style:style style:name="P53" style:family="paragraph" style:parent-style-name="Standard">
      <style:text-properties officeooo:paragraph-rsid="10929fde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officeooo:paragraph-rsid="109df1b9"/>
    </style:style>
    <style:style style:name="P57" style:family="paragraph" style:parent-style-name="Footnote">
      <style:text-properties officeooo:paragraph-rsid="10a5bb50"/>
    </style:style>
    <style:style style:name="P58" style:family="paragraph" style:parent-style-name="Standard">
      <style:text-properties officeooo:paragraph-rsid="101c0948"/>
    </style:style>
    <style:style style:name="P59" style:family="paragraph" style:parent-style-name="Standard">
      <style:text-properties officeooo:paragraph-rsid="10abd9a7"/>
    </style:style>
    <style:style style:name="P60" style:family="paragraph" style:parent-style-name="Standard">
      <style:text-properties officeooo:paragraph-rsid="0ddfbc49"/>
    </style:style>
    <style:style style:name="P61" style:family="paragraph" style:parent-style-name="Footnote">
      <style:text-properties officeooo:paragraph-rsid="10bc5bbc"/>
    </style:style>
    <style:style style:name="P62" style:family="paragraph" style:parent-style-name="Standard">
      <style:text-properties officeooo:paragraph-rsid="10bb09b3"/>
    </style:style>
    <style:style style:name="P63" style:family="paragraph" style:parent-style-name="Standard">
      <style:text-properties officeooo:paragraph-rsid="1108b645"/>
    </style:style>
    <style:style style:name="P64" style:family="paragraph" style:parent-style-name="Standard">
      <style:text-properties officeooo:paragraph-rsid="1104ef98"/>
    </style:style>
    <style:style style:name="P65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loext:opacity="100%" style:font-name="Liberation Sans" fo:font-size="12pt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3" style:family="text">
      <style:text-properties officeooo:rsid="04473353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officeooo:rsid="0aace3cd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officeooo:rsid="0f8f58bd"/>
    </style:style>
    <style:style style:name="T262" style:family="text">
      <style:text-properties officeooo:rsid="0f95a7a0"/>
    </style:style>
    <style:style style:name="T263" style:family="text">
      <style:text-properties officeooo:rsid="105c8aaa"/>
    </style:style>
    <style:style style:name="T264" style:family="text">
      <style:text-properties officeooo:rsid="107e8e04"/>
    </style:style>
    <style:style style:name="T265" style:family="text">
      <style:text-properties officeooo:rsid="1083fa7a"/>
    </style:style>
    <style:style style:name="T266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60">C</text:span><text:span text:style-name="T159">hecklist voor </text:span><text:span text:style-name="T161">de installatie</text:span><text:span text:style-name="T159"> van </text:span><text:span text:style-name="T165"><text:user-field-get text:name="Distro">Rocky Linux</text:user-field-get></text:span><text:span text:style-name="T167"><text:s/></text:span><text:span text:style-name="T165"><text:user-field-get text:name="Version">9.x</text:user-field-get></text:span><text:span text:style-name="T163"><text:note text:id="ftn1" text:note-class="footnote"><text:note-citation>1</text:note-citation><text:note-body><text:p text:style-name="P51"><text:span text:style-name="T239">D</text:span><text:span text:style-name="T237">eze </text:span><text:span text:style-name="T242"><text:user-field-get text:name="Distro">Rocky Linux</text:user-field-get></text:span><text:span text:style-name="T238"><text:s/></text:span><text:span text:style-name="T243"><text:user-field-get text:name="Version">9.x</text:user-field-get></text:span><text:span text:style-name="T243"><text:s/>Desktop/</text:span><text:span text:style-name="T244">Workstation</text:span><text:span text:style-name="T237"> wordt ondersteund tot </text:span><text:span text:style-name="T241">31 </text:span><text:span text:style-name="T240">mei</text:span><text:span text:style-name="T237"> 20</text:span><text:span text:style-name="T241">32</text:span><text:span text:style-name="T237">.</text:span></text:p></text:note-body></text:note></text:span><text:span text:style-name="T164"><text:s/></text:span><text:span text:style-name="T169">GNOME </text:span><text:span text:style-name="T166">Desktop/</text:span><text:span text:style-name="T168">Workstation</text:span><text:span text:style-name="T162">.</text:span></text:p>
      <text:p text:style-name="P58"/>
      <text:p text:style-name="P7"/>
      <text:p text:style-name="P54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21"><text:tab/><text:tab/></text:span><text:span text:style-name="T232"> <text:tab/><text:tab/></text:span><text:span text:style-name="T222"><draw:control text:anchor-type="as-char" svg:y="-0.4cm" draw:z-index="9" draw:name="Gebruiker 2" draw:style-name="gr2" draw:text-style-name="P74" svg:width="6.002cm" svg:height="0.5cm" draw:control="control8"><svg:title>Gebruiker</svg:title><svg:desc>Volledige naam, bijv. Jan Stek</svg:desc></draw:control></text:span><text:span text:style-name="T222"><text:tab/></text:span><text:span text:style-name="T223">b</text:span><text:span text:style-name="T254">ijv.</text:span><text:span text:style-name="T224"> </text:span><text:span text:style-name="T231">J</text:span><text:span text:style-name="T230">a</text:span><text:span text:style-name="T231">n </text:span><text:span text:style-name="T230">Jansen</text:span></text:p>
      <text:p text:style-name="P53"><text:span text:style-name="T8">&lt;</text:span><text:span text:style-name="T228">g</text:span><text:span text:style-name="T10">ebruikersnaam</text:span><text:span text:style-name="T8">&gt;</text:span><text:span text:style-name="T10"><text:tab/></text:span><text:span text:style-name="T226"><draw:control text:anchor-type="as-char" svg:y="-0.4cm" draw:z-index="10" draw:name="Gberuikersnaam 3" draw:style-name="gr2" draw:text-style-name="P74" svg:width="6.002cm" svg:height="0.5cm" draw:control="control9"><svg:title>Gebruikersnaam</svg:title><svg:desc>Korte naam, bijv. jan</svg:desc></draw:control></text:span><text:span text:style-name="T226"><text:tab/></text:span><text:span text:style-name="T227">b</text:span><text:span text:style-name="T257">ijv.</text:span><text:span text:style-name="T5"> </text:span><text:span text:style-name="T183">j</text:span><text:span text:style-name="T184">a</text:span><text:span text:style-name="T183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29"><text:tab/><text:tab/></text:span><text:span text:style-name="T10"><draw:control text:anchor-type="as-char" svg:y="-0.4cm" draw:z-index="11" draw:name="Computernaam 1" draw:style-name="gr2" draw:text-style-name="P74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56">ijv.</text:span><text:span text:style-name="T217"> </text:span><text:span text:style-name="T220">pc02</text:span></text:p>
      <text:p text:style-name="P2"><text:span text:style-name="T18">&lt;</text:span><text:span text:style-name="T216">g</text:span><text:span text:style-name="T215">ebruiker</text:span><text:span text:style-name="T18">&gt;</text:span><text:span text:style-name="T214"><text:tab/></text:span><text:span text:style-name="T218"><text:tab/></text:span><text:span text:style-name="T232"> <text:tab/><text:tab/></text:span><text:span text:style-name="T222"><draw:control text:anchor-type="as-char" svg:y="-0.4cm" draw:z-index="12" draw:name="Gebruiker 3" draw:style-name="gr2" draw:text-style-name="P74" svg:width="6.002cm" svg:height="0.5cm" draw:control="control11"><svg:title>Gebruiker</svg:title><svg:desc>Volledige naam, bijv. Jan Stek</svg:desc></draw:control></text:span><text:span text:style-name="T222"><text:tab/></text:span><text:span text:style-name="T223">e</text:span><text:span text:style-name="T255">vt.</text:span><text:span text:style-name="T225"> extra gebruikers</text:span></text:p>
      <text:p text:style-name="P59"><text:span text:style-name="T18">&lt;</text:span><text:span text:style-name="T216">g</text:span><text:span text:style-name="T215">ebruikersnaam</text:span><text:span text:style-name="T18">&gt;</text:span><text:span text:style-name="T214"><text:tab/></text:span><text:span text:style-name="T226"><draw:control text:anchor-type="as-char" svg:y="-0.4cm" draw:z-index="13" draw:name="Gberuikersnaam 4" draw:style-name="gr2" draw:text-style-name="P74" svg:width="6.002cm" svg:height="0.5cm" draw:control="control12"><svg:title>Gebruikersnaam</svg:title><svg:desc>Korte naam, bijv. jan</svg:desc></draw:control></text:span><text:span text:style-name="T226"><text:tab/></text:span><text:span text:style-name="T227">e</text:span><text:span text:style-name="T258">vt.</text:span><text:span text:style-name="T219"> extra gebruikers</text:span></text:p>
      <text:p text:style-name="P55"><text:span text:style-name="T266">v</text:span>ervang &lt;...&gt; in deze checklist door de waarde in het tekstvak.</text:p>
      <text:p text:style-name="P26"/>
      <text:p text:style-name="P26"/>
      <text:p text:style-name="P1"><text:span text:style-name="Strong_20_Emphasis"><text:span text:style-name="T145">Nog niet op Linux?</text:span></text:span><text:span text:style-name="T175"><text:tab/></text:span><text:span text:style-name="T179">G</text:span><text:span text:style-name="T176">ebruik </text:span><text:span text:style-name="Strong_20_Emphasis"><text:span text:style-name="T180">Checklist </text:span></text:span><text:span text:style-name="Strong_20_Emphasis"><text:span text:style-name="T181">overzetten</text:span></text:span><text:span text:style-name="T176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77"> onder </text:span><text:span text:style-name="Strong_20_Emphasis"><text:span text:style-name="T146">Linux</text:span></text:span><text:span text:style-name="T178">.</text:span></text:p>
      <text:p text:style-name="P25"><text:span text:style-name="Strong_20_Emphasis"><text:span text:style-name="T147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7"><text:bookmark-ref text:reference-format="page" text:ref-name="__RefNumPara__4009_1271708128">2</text:bookmark-ref></text:span></text:span><text:span text:style-name="Strong_20_Emphasis"><text:span text:style-name="T147"><text:s text:c="2"/></text:span></text:span><text:span text:style-name="Strong_20_Emphasis"><text:span text:style-name="T148"><text:bookmark-ref text:reference-format="text" text:ref-name="__RefNumPara__4009_1271708128">Installatie uitvoeren</text:bookmark-ref></text:span></text:span><text:span text:style-name="T143">.</text:span></text:p>
      <text:p text:style-name="P13"/>
      <text:p text:style-name="P13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><text:span text:style-name="Strong_20_Emphasis"><text:span text:style-name="T77"><draw:control text:anchor-type="as-char" draw:z-index="4" draw:name="Vorm3_0" draw:style-name="gr1" draw:text-style-name="P7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7"><draw:control text:anchor-type="as-char" draw:z-index="5" draw:name="Vorm3_ 2" draw:style-name="gr1" draw:text-style-name="P7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0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5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60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14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79"><draw:control text:anchor-type="as-char" draw:z-index="14" draw:name="Vorm4" draw:style-name="gr1" draw:text-style-name="P7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4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3</text:note-citation><text:note-body><text:p text:style-name="P27"><text:span text:style-name="T158">Druk op de Super-toets (Windows, Command, of Vergrootglas-toets) of klik in de linkerbovenhoek.</text:span><text:span text:style-name="T158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49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24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5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7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31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9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4"><text:span text:style-name="Strong_20_Emphasis"><text:span text:style-name="T79"><draw:control text:anchor-type="as-char" draw:z-index="15" draw:name="Vorm 3" draw:style-name="gr1" draw:text-style-name="P7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79"><draw:control text:anchor-type="as-char" draw:z-index="16" draw:name="Vorm 4" draw:style-name="gr1" draw:text-style-name="P73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3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7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2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182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3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6">Start de computer op vanaf</text:span><text:span text:style-name="T186"><text:note text:id="ftn4" text:note-class="footnote"><text:note-citation>1</text:note-citation><text:note-body><text:p text:style-name="P57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86"> </text:span><text:span text:style-name="T187">een </text:span><text:span text:style-name="T170"><text:user-field-get text:name="Distro">Rocky Linux</text:user-field-get></text:span><text:span text:style-name="T185"><text:s/></text:span><text:span text:style-name="T171"><text:user-field-get text:name="Version">9.x</text:user-field-get></text:span><text:span text:style-name="T171"><text:s/></text:span><text:span text:style-name="T174">GNOME </text:span><text:span text:style-name="T172">Desktop/</text:span><text:span text:style-name="T173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6"><text:span text:style-name="T233">Vanaf ee</text:span>n <text:span text:style-name="T262">L</text:span>ive <text:span text:style-name="T261">USB</text:span><text:span text:style-name="T236">-stick</text:span><text:span text:style-name="T16"> </text:span>kunt <text:span text:style-name="T233">u opstarten en</text:span> <text:span text:style-name="T14">met </text:span><text:span text:style-name="T188"><text:user-field-get text:name="Distro">Rocky Linux</text:user-field-get></text:span><text:span text:style-name="T188"><text:s/></text:span>werken zonder enige bestanden op de harde schijf te wijzigen en maakt ook installatie van <text:span text:style-name="T188"><text:user-field-get text:name="Distro">Rocky Linux</text:user-field-get></text:span><text:span text:style-name="T188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2"><text:span text:style-name="T105">USB</text:span><text:span text:style-name="T103">-stick</text:span><text:span text:style-name="T103"><text:note text:id="ftn6" text:note-class="footnote"><text:note-citation>3</text:note-citation><text:note-body><text:p text:style-name="P61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134"><text:user-field-get text:name="Version">9.x</text:user-field-get></text:span></text:span><text:span text:style-name="T128"><text:s/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5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" text:style-name="Internet_20_link" text:visited-style-name="Visited_20_Internet_20_Link"><text:span text:style-name="T234">karelzimmer.nl</text:span></text:a><text:span text:style-name="T109">, onder </text:span><text:span text:style-name="terk_20_accent_20_voetnoot"><text:span text:style-name="T46">Linux</text:span></text:span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Strong_20_Emphasis"><text:span text:style-name="T39"><text:s/></text:span></text:span><text:span text:style-name="Strong_20_Emphasis"><text:span text:style-name="T37"><text:user-field-get text:name="Version">9.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3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6">Bij</text:span><text:span text:style-name="T205"> </text:span><text:span text:style-name="Strong_20_Emphasis"><text:span text:style-name="T204">WELCOME </text:span></text:span><text:span text:style-name="Strong_20_Emphasis"><text:span text:style-name="T207">BIJ</text:span></text:span><text:span text:style-name="Strong_20_Emphasis"><text:span text:style-name="T204"> ROCKY LINUX </text:span></text:span><text:span text:style-name="Strong_20_Emphasis"><text:span text:style-name="T204"><text:user-field-get text:name="Version">9.x</text:user-field-get></text:span></text:span><text:span text:style-name="T204"><text:s/>select</text:span><text:span text:style-name="T206">eer</text:span><text:span text:style-name="T208"> </text:span><text:span text:style-name="Strong_20_Emphasis"><text:span text:style-name="T211">Nederlands</text:span></text:span><text:span text:style-name="T208"> en klik</text:span><text:span text:style-name="T209"> </text:span><text:span text:style-name="T208">op</text:span><text:span text:style-name="T210"> </text:span><text:span text:style-name="Strong_20_Emphasis"><text:span text:style-name="T201">Doorgaan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3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Strong_20_Emphasis"><text:span text:style-name="T212">SYSTEEM</text:span></text:span><text:span text:style-name="T193"> </text:span><text:span text:style-name="T195">klik </text:span><text:span text:style-name="T193">op </text:span><text:span text:style-name="Strong_20_Emphasis"><text:span text:style-name="T212">Installatiebestemming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3">Controleer </text:span><text:span text:style-name="T196">de </text:span><text:span text:style-name="Strong_20_Emphasis"><text:span text:style-name="T213">Apparaatselectie</text:span></text:span><text:span text:style-name="T193"> en klik op </text:span><text:span text:style-name="Strong_20_Emphasis"><text:span text:style-name="T212">Klaar</text:span>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3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5">O</text:span><text:span text:style-name="T193">nder </text:span><text:span text:style-name="T199">SYSTEEM</text:span><text:span text:style-name="T193"> </text:span><text:span text:style-name="T195">klik </text:span><text:span text:style-name="T193">op </text:span><text:span text:style-name="T199">Netwerk &amp; hostnaam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2">V</text:span><text:span text:style-name="T190">ul </text:span><text:span text:style-name="T191">in </text:span><text:span text:style-name="Strong_20_Emphasis"><text:span text:style-name="T194">Hostnaam</text:span></text:span><text:span text:style-name="T11"> &lt;computernaam&gt;</text:span><text:span text:style-name="T198"> </text:span><text:span text:style-name="T194">en klik op </text:span><text:span text:style-name="Strong_20_Emphasis"><text:span text:style-name="T200">Toepass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4">K</text:span><text:span text:style-name="T193">lik op </text:span><text:span text:style-name="T199">Klaar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3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5">O</text:span><text:span text:style-name="T193">nder</text:span><text:span text:style-name="T189"> </text:span><text:span text:style-name="Strong_20_Emphasis"><text:span text:style-name="T193">GEBRUIKERSINSTELLINGEN</text:span></text:span><text:span text:style-name="T193"> </text:span><text:span text:style-name="T195">klik </text:span><text:span text:style-name="T193">op </text:span><text:span text:style-name="T199">Gebruiker aanmaken</text:span><text:span text:style-name="T19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3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3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2">Begin installatie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3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7">Klik op </text:span><text:span text:style-name="Strong_20_Emphasis"><text:span text:style-name="T203">I</text:span></text:span><text:span text:style-name="Strong_20_Emphasis"><text:span text:style-name="T202">nstallatie </text:span></text:span><text:span text:style-name="Strong_20_Emphasis"><text:span text:style-name="T203">voltooien</text:span></text:span><text:span text:style-name="T19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3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5">Hers</text:span><text:span text:style-name="T264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8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79"><draw:control text:anchor-type="as-char" draw:z-index="2" draw:name="Vorm24" draw:style-name="gr1" draw:text-style-name="P7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2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3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3" svg:width="0.35cm" svg:height="0.35cm" draw:control="control16"/></text:span></text:p>
          </table:table-cell>
          <table:table-cell table:style-name="_33_._5f_Installatie_5f_afronden.C5" office:value-type="string">
            <text:p text:style-name="P64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65">Druk op de Super-toets (Windows, Command, of Vergrootglas-toets) of klik in de linkerbovenhoek.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6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7" office:value-type="string">
            <text:p text:style-name="P50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9" office:value-type="string">
            <text:p text:style-name="P50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1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79"><draw:control text:anchor-type="as-char" draw:z-index="18" draw:name="Vorm 7" draw:style-name="gr1" draw:text-style-name="P73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3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48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4" office:value-type="string">
            <text:p text:style-name="P32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28"><text:span text:style-name="Strong_20_Emphasis"><text:span text:style-name="T49"/></text:span></text:p>
      <text:list text:continue-numbering="true" text:style-name="L1">
        <text:list-item>
          <text:p text:style-name="P70"><text:span text:style-name="Strong_20_Emphasis"><text:span text:style-name="T1">Gebruiker instell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><text:span text:style-name="Strong_20_Emphasis"><text:span text:style-name="T79"><draw:control text:anchor-type="as-char" draw:z-index="3" draw:name="Vorm40_0" draw:style-name="gr1" draw:text-style-name="P73" svg:width="0.35cm" svg:height="0.35cm" draw:control="control2"/></text:span></text:span></text:p>
          </table:table-cell>
          <table:table-cell table:style-name="Tabel2.A1" office:value-type="string">
            <text:p text:style-name="P42"><text:span text:style-name="Strong_20_Emphasis"><text:span text:style-name="T79"><draw:control text:anchor-type="as-char" draw:z-index="6" draw:name="Vorm40_ 1" draw:style-name="gr1" draw:text-style-name="P73" svg:width="0.35cm" svg:height="0.35cm" draw:control="control5"/></text:span></text:span></text:p>
          </table:table-cell>
          <table:table-cell table:style-name="Tabel2.D1" office:value-type="string">
            <text:p text:style-name="P10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6"><text:span text:style-name="T130">E</text:span><text:span text:style-name="T132">ventuele extra </text:span><text:span text:style-name="T259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8"><draw:control text:anchor-type="as-char" draw:z-index="8" draw:name="Vorm13_ 1" draw:style-name="gr1" draw:text-style-name="P73" svg:width="0.35cm" svg:height="0.35cm" draw:control="control7"/></text:span></text:span></text:p>
          </table:table-cell>
          <table:table-cell table:style-name="Tabel2.D2" office:value-type="string">
            <text:p text:style-name="P11"><text:span text:style-name="T253">Volg de welkomstschermen.</text:span><text:span text:style-name="T246"/></text:p>
          </table:table-cell>
        </table:table-row>
        <table:table-row table:style-name="Tabel2.4"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79"><draw:control text:anchor-type="as-char" draw:z-index="19" draw:name="Vorm 8" draw:style-name="gr1" draw:text-style-name="P73" svg:width="0.35cm" svg:height="0.35cm" draw:control="control18"/></text:span></text:span></text:p>
          </table:table-cell>
          <table:table-cell table:style-name="Tabel2.A1" office:value-type="string">
            <text:p text:style-name="P45"><text:span text:style-name="Strong_20_Emphasis"><text:span text:style-name="T79"><draw:control text:anchor-type="as-char" draw:z-index="20" draw:name="Vorm 9" draw:style-name="gr1" draw:text-style-name="P73" svg:width="0.35cm" svg:height="0.35cm" draw:control="control19"/></text:span></text:span></text:p>
          </table:table-cell>
          <table:table-cell table:style-name="Tabel2.D5" office:value-type="string">
            <text:p text:style-name="P63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9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stellen</text:span><text:span text:style-name="T68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8"><text:span text:style-name="Strong_20_Emphasis"><text:span text:style-name="T67"/></text:span></text:p>
      <text:p text:style-name="P22"/>
      <text:p text:style-name="P23"><text:span text:style-name="T149">E</text:span><text:span text:style-name="T150">inde c</text:span><text:span text:style-name="T151">hecklist, </text:span><text:span text:style-name="T152">d</text:span><text:span text:style-name="T151">e installatie van </text:span><text:span text:style-name="T155"><text:user-field-get text:name="Distro">Rocky Linux</text:user-field-get></text:span><text:span text:style-name="T153"><text:s/></text:span><text:span text:style-name="T154"><text:user-field-get text:name="Version">9.x</text:user-field-get></text:span><text:span text:style-name="T154"><text:s/></text:span><text:span text:style-name="T156">Desktop/</text:span><text:span text:style-name="T157">Workstation</text:span><text:span text:style-name="T48"> </text:span><text:span text:style-name="T151">is voltooid.</text:span></text:p>
      <text:p text:style-name="P3"/>
      <text:list text:style-name="L2">
        <text:list-header>
          <text:p text:style-name="P71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2"><text:span text:style-name="T252">Licentie </text:span><text:span text:style-name="T250">C</text:span><text:span text:style-name="T251">C0</text:span><text:span text:style-name="T250"> 1.0 </text:span><text:span text:style-name="T24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7"><text:s/></text:span><text:span text:style-name="T24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3-06T19:11:06.266884817">0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1:06.129200604</dc:date>
    <meta:keyword>Installatie</meta:keyword>
    <meta:keyword>Checklist</meta:keyword>
    <meta:keyword>Linux</meta:keyword>
    <meta:editing-cycles>7011</meta:editing-cycles>
    <meta:editing-duration>P12DT16H36M59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8" meta:character-count="3505" meta:non-whitespace-character-count="3071"/>
    <meta:user-defined meta:name="Info 1"/>
    <meta:user-defined meta:name="Info 2"/>
    <meta:user-defined meta:name="Info 3"/>
    <meta:user-defined meta:name="Info 4"/>
  </office:meta>
</office:document-meta>
</file>